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543in"/>
    </style:style>
    <style:style style:name="co5" style:family="table-column">
      <style:table-column-properties fo:break-before="auto" style:column-width="2.020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5099" number:language="ru" number:country="RU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Normal" style:data-style-name="N50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Normal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Normal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Normal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50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Normal">
      <style:text-properties style:use-window-font-color="true" style:font-name="Verdana" fo:font-size="10pt" fo:language="en" fo:country="US" fo:font-style="italic" style:font-name-asian="Verdana" style:font-size-asian="10pt" style:font-style-asian="italic" style:font-name-complex="Verdana" style:font-size-complex="10pt" style:font-style-complex="italic"/>
    </style:style>
    <style:style style:name="ce11" style:family="table-cell" style:parent-style-name="Normal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2" style:family="table-cell" style:parent-style-name="Normal" style:data-style-name="N5099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10"/>
        <table:table-column table:style-name="co5" table:default-cell-style-name="ce4"/>
        <table:table-column table:style-name="co6" table:number-columns-repeated="2" table:default-cell-style-name="ce4"/>
        <table:table-column table:style-name="co7" table:number-columns-repeated="243" table:default-cell-style-name="ce9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TRUE()" office:value-type="boolean" office:boolean-value="true">
            <text:p>TRUE</text:p>
          </table:table-cell>
          <table:table-cell table:style-name="ce6" table:number-columns-repeated="7"/>
          <table:table-cell table:style-name="ce9"/>
          <table:table-cell office:value-type="string">
            <text:p>Constant Values</text:p>
          </table:table-cell>
          <table:table-cell office:value-type="string">
            <text:p>true false</text:p>
          </table:table-cell>
          <table:table-cell table:style-name="ce11"/>
          <table:table-cell/>
          <table:table-cell/>
          <table:table-cell table:style-name="Default" table:formula="of:=IF(ISBLANK([.M2]);[.A2];[.M2])" office:value-type="boolean" office:boolean-value="true">
            <text:p>TRUE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FALSE()" office:value-type="boolean" office:boolean-value="false">
            <text:p>FALSE</text:p>
          </table:table-cell>
          <table:table-cell table:style-name="ce7" table:number-columns-repeated="7"/>
          <table:table-cell table:number-columns-repeated="3"/>
          <table:table-cell table:style-name="ce11"/>
          <table:table-cell/>
          <table:table-cell/>
          <table:table-cell table:style-name="Default" table:formula="of:=IF(ISBLANK([.M3]);[.A3];[.M3])" office:value-type="boolean" office:boolean-value="false">
            <text:p>FALSE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[.C4]" office:value-type="boolean" office:boolean-value="true">
            <text:p>TRUE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]);[.A4];[.M4])" office:value-type="boolean" office:boolean-value="true">
            <text:p>TRUE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[.C5]" office:value-type="boolean" office:boolean-value="false">
            <text:p>FALSE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5]);[.A5];[.M5])" office:value-type="boolean" office:boolean-value="false">
            <text:p>FALSE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([.C7]=0)" office:value-type="boolean" office:boolean-value="true">
            <text:p>TRUE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SEJ treats booleans as numbers</text:p>
          </table:table-cell>
          <table:table-cell/>
          <table:table-cell table:style-name="ce12"/>
          <table:table-cell/>
          <table:table-cell/>
          <table:table-cell table:style-name="Default" table:formula="of:=IF(ISBLANK([.M7]);[.A7];[.M7])" office:value-type="boolean" office:boolean-value="true">
            <text:p>TRUE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([.C8]=1)" office:value-type="boolean" office:boolean-value="true">
            <text:p>TRUE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/>
          <table:table-cell table:style-name="Default" table:formula="of:=IF(ISBLANK([.M8]);[.A8];[.M8])" office:value-type="boolean" office:boolean-value="true">
            <text:p>TRUE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NOT([.C10])" office:value-type="boolean" office:boolean-value="false">
            <text:p>FALSE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T</text:p>
          </table:table-cell>
          <table:table-cell table:style-name="ce11"/>
          <table:table-cell/>
          <table:table-cell/>
          <table:table-cell table:style-name="Default" table:formula="of:=IF(ISBLANK([.M10]);[.A10];[.M10])" office:value-type="boolean" office:boolean-value="false">
            <text:p>FALSE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NOT([.C11])" office:value-type="boolean" office:boolean-value="true">
            <text:p>TRUE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11]);[.A11];[.M11])" office:value-type="boolean" office:boolean-value="true">
            <text:p>TRUE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NOT([.C12]&lt;&gt;[.D12])" office:value-type="boolean" office:boolean-value="false">
            <text:p>FALS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12]);[.A12];[.M12])" office:value-type="boolean" office:boolean-value="false">
            <text:p>FALSE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NOT([.C13]&lt;&gt;[.D13])" office:value-type="boolean" office:boolean-value="false">
            <text:p>FALSE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13]);[.A13];[.M13])" office:value-type="boolean" office:boolean-value="false">
            <text:p>FALSE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NOT([.C14]&lt;&gt;[.D14])" office:value-type="boolean" office:boolean-value="true">
            <text:p>TRUE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14]);[.A14];[.M14])" office:value-type="boolean" office:boolean-value="true">
            <text:p>TRUE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NOT([.C15]=[.D15])" office:value-type="boolean" office:boolean-value="true">
            <text:p>TRU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15]);[.A15];[.M15])" office:value-type="boolean" office:boolean-value="true">
            <text:p>TRUE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NOT([.C16]=[.D16])" office:value-type="boolean" office:boolean-value="true">
            <text:p>TRUE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16]);[.A16];[.M16])" office:value-type="boolean" office:boolean-value="true">
            <text:p>TRUE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NOT([.C17]=[.D17])" office:value-type="boolean" office:boolean-value="false">
            <text:p>FALSE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17]);[.A17];[.M17])" office:value-type="boolean" office:boolean-value="false">
            <text:p>FALSE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AND([.C19];[.D19])" office:value-type="boolean" office:boolean-value="true">
            <text:p>TRUE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ND</text:p>
          </table:table-cell>
          <table:table-cell table:style-name="ce11"/>
          <table:table-cell/>
          <table:table-cell/>
          <table:table-cell table:style-name="Default" table:formula="of:=IF(ISBLANK([.M19]);[.A19];[.M19])" office:value-type="boolean" office:boolean-value="true">
            <text:p>TRUE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[.C20];[.D20])" office:value-type="boolean" office:boolean-value="false">
            <text:p>FALSE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20]);[.A20];[.M20])" office:value-type="boolean" office:boolean-value="false">
            <text:p>FALSE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[.C21];[.D21])" office:value-type="boolean" office:boolean-value="false">
            <text:p>FALSE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21]);[.A21];[.M21])" office:value-type="boolean" office:boolean-value="false">
            <text:p>FALSE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[.C22];[.D22])" office:value-type="boolean" office:boolean-value="false">
            <text:p>FALSE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22]);[.A22];[.M22])" office:value-type="boolean" office:boolean-value="false">
            <text:p>FALSE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AND([.C23]=[.D23];[.E23]=[.F23])" office:value-type="boolean" office:boolean-value="true">
            <text:p>TRUE</text:p>
          </table:table-cell>
          <table:table-cell table:number-columns-repeated="2" table:style-name="ce6" office:value-type="float" office:value="10">
            <text:p>10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23]);[.A23];[.M23])" office:value-type="boolean" office:boolean-value="true">
            <text:p>TRUE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[.C24]=[.D24];[.E24]=[.F24])" office:value-type="boolean" office:boolean-value="false">
            <text:p>FALSE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24]);[.A24];[.M24])" office:value-type="boolean" office:boolean-value="false">
            <text:p>FALSE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[.C25]=[.D25];[.E25]=[.F25])" office:value-type="boolean" office:boolean-value="false">
            <text:p>FALSE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25]);[.A25];[.M25])" office:value-type="boolean" office:boolean-value="false">
            <text:p>FALSE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[.C26]=[.D26];[.E26]=[.F26])" office:value-type="boolean" office:boolean-value="false">
            <text:p>FALSE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26]);[.A26];[.M26])" office:value-type="boolean" office:boolean-value="false">
            <text:p>FALSE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[.C28];[.D28])" office:value-type="boolean" office:boolean-value="true">
            <text:p>TRUE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OR</text:p>
          </table:table-cell>
          <table:table-cell table:style-name="ce11"/>
          <table:table-cell/>
          <table:table-cell/>
          <table:table-cell table:style-name="Default" table:formula="of:=IF(ISBLANK([.M28]);[.A28];[.M28])" office:value-type="boolean" office:boolean-value="true">
            <text:p>TRUE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[.C29];[.D29])" office:value-type="boolean" office:boolean-value="true">
            <text:p>TRUE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29]);[.A29];[.M29])" office:value-type="boolean" office:boolean-value="true">
            <text:p>TRUE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[.C30];[.D30])" office:value-type="boolean" office:boolean-value="true">
            <text:p>TRUE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30]);[.A30];[.M30])" office:value-type="boolean" office:boolean-value="true">
            <text:p>TRUE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OR([.C31];[.D31])" office:value-type="boolean" office:boolean-value="false">
            <text:p>FALSE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31]);[.A31];[.M31])" office:value-type="boolean" office:boolean-value="false">
            <text:p>FALSE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[.C32]=[.D32];[.E32]=[.F32])" office:value-type="boolean" office:boolean-value="true">
            <text:p>TRUE</text:p>
          </table:table-cell>
          <table:table-cell table:number-columns-repeated="2" table:style-name="ce6" office:value-type="float" office:value="10">
            <text:p>10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32]);[.A32];[.M32])" office:value-type="boolean" office:boolean-value="true">
            <text:p>TRUE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[.C33]=[.D33];[.E33]=[.F33])" office:value-type="boolean" office:boolean-value="true">
            <text:p>TRUE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33]);[.A33];[.M33])" office:value-type="boolean" office:boolean-value="true">
            <text:p>TRUE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OR([.C34]=[.D34];[.E34]=[.F34])" office:value-type="boolean" office:boolean-value="false">
            <text:p>FALSE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34]);[.A34];[.M34])" office:value-type="boolean" office:boolean-value="false">
            <text:p>FALSE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[.C35]=[.D35];[.E35]=[.F35])" office:value-type="boolean" office:boolean-value="true">
            <text:p>TRUE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35]);[.A35];[.M35])" office:value-type="boolean" office:boolean-value="true">
            <text:p>TRUE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AND([.C37:.D37]);[.E37])" office:value-type="boolean" office:boolean-value="true">
            <text:p>TRUE</text:p>
          </table:table-cell>
          <table:table-cell table:number-columns-repeated="3"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Combinations, range arguments</text:p>
          </table:table-cell>
          <table:table-cell office:value-type="string">
            <text:p>OR AND :</text:p>
          </table:table-cell>
          <table:table-cell table:style-name="ce11"/>
          <table:table-cell/>
          <table:table-cell/>
          <table:table-cell table:style-name="Default" table:formula="of:=IF(ISBLANK([.M37]);[.A37];[.M37])" office:value-type="boolean" office:boolean-value="true">
            <text:p>TRUE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AND([.C38:.D38]);[.E38])" office:value-type="boolean" office:boolean-value="true">
            <text:p>TRUE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38]);[.A38];[.M38])" office:value-type="boolean" office:boolean-value="true">
            <text:p>TRUE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AND([.C39:.D39]);[.E39])" office:value-type="boolean" office:boolean-value="true">
            <text:p>TRUE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39]);[.A39];[.M39])" office:value-type="boolean" office:boolean-value="true">
            <text:p>TRUE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OR(AND([.C40:.D40]);[.E40])" office:value-type="boolean" office:boolean-value="false">
            <text:p>FALSE</text:p>
          </table:table-cell>
          <table:table-cell table:style-name="ce8" office:value-type="boolean" office:boolean-value="true">
            <text:p>ИСТИНА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0]);[.A40];[.M40])" office:value-type="boolean" office:boolean-value="false">
            <text:p>FALSE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AND([.C41:.D41]);[.E41])" office:value-type="boolean" office:boolean-value="true">
            <text:p>TRUE</text:p>
          </table:table-cell>
          <table:table-cell table:style-name="ce8" office:value-type="boolean" office:boolean-value="false">
            <text:p>ЛОЖЬ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1]);[.A41];[.M41])" office:value-type="boolean" office:boolean-value="true">
            <text:p>TRUE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OR(AND([.C42:.D42]);[.E42])" office:value-type="boolean" office:boolean-value="false">
            <text:p>FALSE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2]);[.A42];[.M42])" office:value-type="boolean" office:boolean-value="false">
            <text:p>FALSE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OR(AND([.C43:.D43]);[.E43])" office:value-type="boolean" office:boolean-value="true">
            <text:p>TRUE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3]);[.A43];[.M43])" office:value-type="boolean" office:boolean-value="true">
            <text:p>TRUE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OR(AND([.C44:.D44]);[.E44])" office:value-type="boolean" office:boolean-value="false">
            <text:p>FALSE</text:p>
          </table:table-cell>
          <table:table-cell table:number-columns-repeated="3"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4]);[.A44];[.M44])" office:value-type="boolean" office:boolean-value="false">
            <text:p>FALSE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AND(OR([.C46:.D46]);[.E46])" office:value-type="boolean" office:boolean-value="true">
            <text:p>TRUE</text:p>
          </table:table-cell>
          <table:table-cell table:number-columns-repeated="3"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6]);[.A46];[.M46])" office:value-type="boolean" office:boolean-value="true">
            <text:p>TRUE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OR([.C47:.D47]);[.E47])" office:value-type="boolean" office:boolean-value="false">
            <text:p>FALSE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7]);[.A47];[.M47])" office:value-type="boolean" office:boolean-value="false">
            <text:p>FALSE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AND(OR([.C48:.D48]);[.E48])" office:value-type="boolean" office:boolean-value="true">
            <text:p>TRUE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8]);[.A48];[.M48])" office:value-type="boolean" office:boolean-value="true">
            <text:p>TRUE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OR([.C49:.D49]);[.E49])" office:value-type="boolean" office:boolean-value="false">
            <text:p>FALSE</text:p>
          </table:table-cell>
          <table:table-cell table:style-name="ce8" office:value-type="boolean" office:boolean-value="true">
            <text:p>ИСТИНА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49]);[.A49];[.M49])" office:value-type="boolean" office:boolean-value="false">
            <text:p>FALSE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f:=AND(OR([.C50:.D50]);[.E50])" office:value-type="boolean" office:boolean-value="true">
            <text:p>TRUE</text:p>
          </table:table-cell>
          <table:table-cell table:style-name="ce8" office:value-type="boolean" office:boolean-value="false">
            <text:p>ЛОЖЬ</text:p>
          </table:table-cell>
          <table:table-cell table:number-columns-repeated="2"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50]);[.A50];[.M50])" office:value-type="boolean" office:boolean-value="true">
            <text:p>TRUE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OR([.C51:.D51]);[.E51])" office:value-type="boolean" office:boolean-value="false">
            <text:p>FALSE</text:p>
          </table:table-cell>
          <table:table-cell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51]);[.A51];[.M51])" office:value-type="boolean" office:boolean-value="false">
            <text:p>FALSE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OR([.C52:.D52]);[.E52])" office:value-type="boolean" office:boolean-value="false">
            <text:p>FALSE</text:p>
          </table:table-cell>
          <table:table-cell table:number-columns-repeated="2" table:style-name="ce8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52]);[.A52];[.M52])" office:value-type="boolean" office:boolean-value="false">
            <text:p>FALSE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f:=AND(OR([.C53:.D53]);[.E53])" office:value-type="boolean" office:boolean-value="false">
            <text:p>FALSE</text:p>
          </table:table-cell>
          <table:table-cell table:number-columns-repeated="3" table:style-name="ce8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1"/>
          <table:table-cell/>
          <table:table-cell/>
          <table:table-cell table:style-name="Default" table:formula="of:=IF(ISBLANK([.M53]);[.A53];[.M53])" office:value-type="boolean" office:boolean-value="false">
            <text:p>FALSE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47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1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Verdana" fo:font-size="10pt" style:font-name-asian="Verdana" style:font-size-asian="10pt" style:font-name-complex="Verdana" style:font-size-complex="10pt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0:05:38</meta:creation-date>
    <dc:date>2008-05-01T15:06:36</dc:date>
    <meta:editing-cycles>2</meta:editing-cycles>
    <meta:editing-duration>PT1M28S</meta:editing-duration>
    <meta:document-statistic meta:table-count="1" meta:cell-count="455" meta:object-count="0"/>
    <meta:user-defined meta:name="Company">Opus Software AG</meta:user-defined>
    <meta:user-defined meta:name="Info 3"/>
    <meta:user-defined meta:name="Info 4"/>
    <meta:user-defined meta:name="Version">11.8132</meta:user-defined>
  </office:meta>
</office:document-meta>
</file>